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4cd3" officeooo:paragraph-rsid="00154cd3"/>
    </style:style>
    <style:style style:name="P2" style:family="paragraph" style:parent-style-name="Standard">
      <style:text-properties officeooo:paragraph-rsid="00154cd3"/>
    </style:style>
    <style:style style:name="P3" style:family="paragraph" style:parent-style-name="Standard">
      <style:text-properties officeooo:paragraph-rsid="0019a954"/>
    </style:style>
    <style:style style:name="P4" style:family="paragraph" style:parent-style-name="Standard">
      <style:text-properties officeooo:paragraph-rsid="0019eb7d"/>
    </style:style>
    <style:style style:name="P5" style:family="paragraph" style:parent-style-name="Standard">
      <style:text-properties officeooo:rsid="001b388b" officeooo:paragraph-rsid="001b388b"/>
    </style:style>
    <style:style style:name="P6" style:family="paragraph" style:parent-style-name="Standard">
      <style:text-properties officeooo:paragraph-rsid="001b388b"/>
    </style:style>
    <style:style style:name="P7" style:family="paragraph" style:parent-style-name="Standard">
      <style:text-properties fo:font-style="normal" style:text-underline-style="none" officeooo:rsid="00154cd3" officeooo:paragraph-rsid="00154cd3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5b0f8" officeooo:paragraph-rsid="00154cd3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5b0f8" officeooo:paragraph-rsid="0015b0f8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679a7" officeooo:paragraph-rsid="001679a7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679a7" officeooo:paragraph-rsid="0019eb7d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74248" officeooo:paragraph-rsid="00174248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18875c" officeooo:paragraph-rsid="0018875c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19a954" officeooo:paragraph-rsid="0019a954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19eb7d" officeooo:paragraph-rsid="0019eb7d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paragraph-rsid="001b388b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1b388b" officeooo:paragraph-rsid="001b388b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1e3054" officeooo:paragraph-rsid="001e3054" style:font-style-asian="normal" style:font-style-complex="normal"/>
    </style:style>
    <style:style style:name="P19" style:family="paragraph" style:parent-style-name="Standard">
      <style:text-properties officeooo:paragraph-rsid="001e3054"/>
    </style:style>
    <style:style style:name="P20" style:family="paragraph" style:parent-style-name="Standard">
      <style:text-properties officeooo:rsid="001f7b6b" officeooo:paragraph-rsid="001f7b6b"/>
    </style:style>
    <style:style style:name="P21" style:family="paragraph" style:parent-style-name="Standard">
      <style:text-properties officeooo:paragraph-rsid="001f7b6b"/>
    </style:style>
    <style:style style:name="P22" style:family="paragraph" style:parent-style-name="Standard">
      <style:text-properties officeooo:paragraph-rsid="0021052e"/>
    </style:style>
    <style:style style:name="P23" style:family="paragraph" style:parent-style-name="Standard">
      <style:text-properties officeooo:paragraph-rsid="002425c4"/>
    </style:style>
    <style:style style:name="P24" style:family="paragraph" style:parent-style-name="Standard">
      <style:text-properties officeooo:paragraph-rsid="002a4e33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text-underline-style="none" officeooo:rsid="00154cd3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54cd3" style:font-style-asian="normal" style:font-style-complex="normal"/>
    </style:style>
    <style:style style:name="T5" style:family="text">
      <style:text-properties fo:font-style="normal" style:text-underline-style="none" officeooo:rsid="0015b0f8" style:font-style-asian="normal" style:font-style-complex="normal"/>
    </style:style>
    <style:style style:name="T6" style:family="text">
      <style:text-properties fo:font-style="normal" style:text-underline-style="none" officeooo:rsid="0019a954" style:font-style-asian="normal" style:font-style-complex="normal"/>
    </style:style>
    <style:style style:name="T7" style:family="text">
      <style:text-properties fo:font-style="normal" style:text-underline-style="none" officeooo:rsid="0019eb7d" style:font-style-asian="normal" style:font-style-complex="normal"/>
    </style:style>
    <style:style style:name="T8" style:family="text">
      <style:text-properties fo:font-style="normal" style:text-underline-style="none" officeooo:rsid="001b388b" style:font-style-asian="normal" style:font-style-complex="normal"/>
    </style:style>
    <style:style style:name="T9" style:family="text">
      <style:text-properties fo:font-style="normal" style:text-underline-style="none" officeooo:rsid="001e3054" style:font-style-asian="normal" style:font-style-complex="normal"/>
    </style:style>
    <style:style style:name="T10" style:family="text">
      <style:text-properties officeooo:rsid="001e4057"/>
    </style:style>
    <style:style style:name="T11" style:family="text">
      <style:text-properties officeooo:rsid="001f7b6b"/>
    </style:style>
    <style:style style:name="T12" style:family="text">
      <style:text-properties fo:color="#000000" loext:opacity="100%" fo:font-style="normal" officeooo:rsid="0028920e" style:font-style-asian="normal" style:font-style-complex="normal"/>
    </style:style>
    <style:style style:name="T13" style:family="text">
      <style:text-properties fo:color="#000000" loext:opacity="100%" fo:font-style="normal" officeooo:rsid="0024537d" style:font-style-asian="normal" style:font-style-complex="normal"/>
    </style:style>
    <style:style style:name="T14" style:family="text">
      <style:text-properties fo:color="#000000" loext:opacity="100%" fo:font-style="normal" officeooo:rsid="00253415" style:font-style-asian="normal" style:font-style-complex="normal"/>
    </style:style>
    <style:style style:name="T15" style:family="text">
      <style:text-properties fo:color="#000000" loext:opacity="100%" fo:font-style="normal" officeooo:rsid="0026866f" style:font-style-asian="normal" style:font-style-complex="normal"/>
    </style:style>
    <style:style style:name="T16" style:family="text">
      <style:text-properties fo:color="#000000" loext:opacity="100%" fo:font-style="normal" officeooo:rsid="0027983e" style:font-style-asian="normal" style:font-style-complex="normal"/>
    </style:style>
    <style:style style:name="T17" style:family="text">
      <style:text-properties fo:color="#000000" loext:opacity="100%" fo:font-style="normal" officeooo:rsid="0027beac" style:font-style-asian="normal" style:font-style-complex="normal"/>
    </style:style>
    <style:style style:name="T18" style:family="text">
      <style:text-properties fo:color="#000000" loext:opacity="100%" fo:font-style="normal" officeooo:rsid="002cbfed" style:font-style-asian="normal" style:font-style-complex="normal"/>
    </style:style>
    <style:style style:name="T19" style:family="text">
      <style:text-properties fo:color="#000000" loext:opacity="100%" fo:font-style="normal" officeooo:rsid="002eb04f" style:font-style-asian="normal" style:font-style-complex="normal"/>
    </style:style>
    <style:style style:name="T20" style:family="text">
      <style:text-properties fo:color="#000000" loext:opacity="100%" fo:font-style="normal" officeooo:rsid="002324bf" style:font-style-asian="normal" style:font-style-complex="normal"/>
    </style:style>
    <style:style style:name="T21" style:family="text">
      <style:text-properties fo:color="#000000" loext:opacity="100%" fo:font-style="normal" officeooo:rsid="0030a39e" style:font-style-asian="normal" style:font-style-complex="normal"/>
    </style:style>
    <style:style style:name="T22" style:family="text">
      <style:text-properties fo:color="#000000" loext:opacity="100%" fo:font-style="normal" officeooo:rsid="003315d5" style:font-style-asian="normal" style:font-style-complex="normal"/>
    </style:style>
    <style:style style:name="T23" style:family="text">
      <style:text-properties fo:color="#000000" loext:opacity="100%" fo:font-style="normal" officeooo:rsid="002425c4" style:font-style-asian="normal" style:font-style-complex="normal"/>
    </style:style>
    <style:style style:name="T24" style:family="text">
      <style:text-properties fo:color="#000000" loext:opacity="100%" fo:font-style="normal" officeooo:rsid="00246a7d" style:font-style-asian="normal" style:font-style-complex="normal"/>
    </style:style>
    <style:style style:name="T25" style:family="text">
      <style:text-properties fo:color="#000000" loext:opacity="100%" fo:font-style="normal" officeooo:rsid="002f992c" style:font-style-asian="normal" style:font-style-complex="normal"/>
    </style:style>
    <style:style style:name="T26" style:family="text">
      <style:text-properties fo:color="#000000" loext:opacity="100%" fo:font-style="normal" fo:font-weight="bold" officeooo:rsid="002cbfed" style:font-style-asian="normal" style:font-weight-asian="bold" style:font-style-complex="normal" style:font-weight-complex="bold"/>
    </style:style>
    <style:style style:name="T27" style:family="text">
      <style:text-properties fo:color="#000000" loext:opacity="100%" fo:font-style="normal" fo:font-weight="bold" officeooo:rsid="003315d5" style:font-style-asian="normal" style:font-weight-asian="bold" style:font-style-complex="normal" style:font-weight-complex="bold"/>
    </style:style>
    <style:style style:name="T28" style:family="text">
      <style:text-properties fo:color="#000000" loext:opacity="100%" fo:font-style="normal" fo:font-weight="bold" officeooo:rsid="00340323" style:font-style-asian="normal" style:font-weight-asian="bold" style:font-style-complex="normal" style:font-weight-complex="bold"/>
    </style:style>
    <style:style style:name="T29" style:family="text">
      <style:text-properties fo:color="#000000" loext:opacity="100%" fo:font-style="normal" fo:font-weight="normal" officeooo:rsid="00340323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fo:font-style="normal" fo:font-weight="normal" officeooo:rsid="003315d5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fo:font-style="normal" fo:font-weight="normal" officeooo:rsid="002a4e33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fo:font-style="normal" style:text-underline-style="solid" style:text-underline-width="auto" style:text-underline-color="font-color" officeooo:rsid="0030a39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montar las Guest Additions:</text:p>
      <text:p text:style-name="P1">1º hay que sekeccionar la iso en la maquina virtual. Despues con <text:span text:style-name="T1">sudo mount /dev/cdrom /media/cdrom </text:span><text:span text:style-name="T3">la montamos y con lsmod | grep vboxguest para comprobar.</text:span></text:p>
      <text:p text:style-name="P7"/>
      <text:p text:style-name="P7">Para cambiar la resolucion:</text:p>
      <text:p text:style-name="P2"><text:span text:style-name="T4">Para ver las opciones, reiniciar la maquina y puklsar shift. Despues pulsar c para entrar en el grub y ejecutaremos vbeinfo para ver las resoluciuones. Despues iniciamos la maquina normal y desde root ejecutamos sudo nano </text:span><text:span text:style-name="T2">etc</text:span><text:span text:style-name="T4">/default/grub y pondremos la resolucion que queramos con </text:span><text:span text:style-name="T3">GRUB_GFXMODE=1280x1024 </text:span><text:span text:style-name="T4"><text:s/>y GRUB_GFXPAYLOAD_LINUX=keep. Guardamos y ejecutamos sudo update-grub &amp; reboot para aplicar los cambios.</text:span></text:p>
      <text:p text:style-name="P7"/>
      <text:p text:style-name="P1"><text:span text:style-name="T3">Un comando es externo si se encuentra en </text:span><text:span text:style-name="T1">usr/bin </text:span><text:span text:style-name="T5">y los internos estan eujecutados por el shell activo y no estan guardados en el disco por lo tanto</text:span><text:span text:style-name="T3">, </text:span><text:span text:style-name="T5">con un type y el nombre del comando podemos saber si es interno o externo.</text:span></text:p>
      <text:p text:style-name="P8"/>
      <text:p text:style-name="P9">COMANDOS</text:p>
      <text:p text:style-name="P10">ls » para listar archivos y carpetas</text:p>
      <text:p text:style-name="P10">ll » alias de ls -la (muestra en formato latgo y los ocultos) </text:p>
      <text:p text:style-name="P12">cat » sirve para ver el contenido de un archivo sin editarlo</text:p>
      <text:p text:style-name="P12">nano » editor de texto</text:p>
      <text:p text:style-name="P13">alias » alias mes=’comandos &amp;&amp; mas comandos’</text:p>
      <text:p text:style-name="P14">ln » crea enlaces simbolicos a archivos. Con -s seran simbolicos y sin seran hard link</text:p>
      <text:p text:style-name="P14"/>
      <text:p text:style-name="P14">REDIRECCION DE ENTRADA Y SALIDA</text:p>
      <text:p text:style-name="P14"/>
      <text:p text:style-name="P14">| » la salida de un comando se convierte en la entrada del siguiente</text:p>
      <text:p text:style-name="P3"><text:span text:style-name="T6">&lt; » </text:span><text:span text:style-name="T3">Redirecciona á entrada estándar sustituíndoa polo arquivo indicado </text:span></text:p>
      <text:p text:style-name="P4"><text:span text:style-name="T6">&gt; » </text:span><text:span text:style-name="T3">Redirecciona á saída estándar sustituíndoa polo arquivo ou proceso indicado sobreescribindo a súa info, se o proceso xa esiste, ou creandoo se non existe </text:span></text:p>
      <text:p text:style-name="P11">&gt; &gt; » Redirecciona á saída estándar sustituíndoa polo arquivo indicado, engadíndolle a info ó final do ficheiro. </text:p>
      <text:p text:style-name="P11">2&gt; » Redirecciona á saída de erros o arquivo indicado sobreescribindo a súa info, se o proceso xa esiste, ou creandoo se non existe </text:p>
      <text:p text:style-name="P4"><text:span text:style-name="T7">&amp;&gt; » </text:span><text:span text:style-name="T3">Redirecciona á saída estándar e a de erros cara un proceso ou dispositivo. </text:span></text:p>
      <text:p text:style-name="P15"/>
      <text:p text:style-name="P5"><text:span text:style-name="T7">F</text:span><text:span text:style-name="T3">ILTROS </text:span></text:p>
      <text:p text:style-name="P6"><text:span text:style-name="T8">grep » </text:span><text:span text:style-name="T3">O comando grep busca palabras e cadeas de caracteres nun arquivo especificado, mostrando as liñas que conteñan devandito texto. Os nomes das cadeas a buscar deben ir entre comiñas simples ou dobres e os seus modificadores máis:</text:span></text:p>
      <text:p text:style-name="P16"><text:tab/>grep [opcións] cadea_a_buscar arquivo/directorio</text:p>
      <text:p text:style-name="P17">opciones: -i no distingue mayusculas ni minusculas</text:p>
      <text:p text:style-name="P17"><text:tab/> <text:s text:c="4"/>-r realizar la busqueda de forma recursiva</text:p>
      <text:p text:style-name="P17"/>
      <text:p text:style-name="P18">more y less » Muestran el contenido de un archivo de manera paginada.</text:p>
      <text:p text:style-name="P18">tail y head » Usar la opcion -n para indicar las lineas a mostrar.</text:p>
      <text:p text:style-name="P19"><text:span text:style-name="T9">wc » </text:span>Amosa pola pantalla o número de bytes (-c), líñas (-l), palabras (-w) e caracteres (-m) dun arquivo. </text:p>
      <text:p text:style-name="P19"><text:span text:style-name="T10">s</text:span>ort » Ordea alfabéticamente as liñas dun arquivo. A opción -r o fai o revés e a -n o fai numéricamente. </text:p>
      <text:p text:style-name="P19">nl <text:s/>» Amosa pola pantalla as liñas dun arquivo numeradas secuencialmente. </text:p>
      <text:p text:style-name="P19"/>
      <text:p text:style-name="P19"/>
      <text:p text:style-name="P20"><text:soft-page-break/>COMANDOS DEL SISTEMA</text:p>
      <text:p text:style-name="P20"/>
      <text:p text:style-name="P21">uname[-opcións]<text:span text:style-name="T11"> » </text:span>Amosa información do sistema, coma -s para o kernel, -p para o procesador. </text:p>
      <text:p text:style-name="P21">hostname e logname » Amosan o nome do equipo e o usuario conectado respectivamente </text:p>
      <text:p text:style-name="P21">passwd [-opcións] [login] » Cambia a password do usuario. A opción -d (borra o contrasinal) <text:s/></text:p>
      <text:p text:style-name="P21">find [ruta] [opcións] [acción] » Permite realizar procuras recursiva de arquivos na árbore de directorios, segundo diversos criterios coma nome, data ou tamaño). A ruta indica desde que punto da árbore queremos facer a procura. </text:p>
      <text:p text:style-name="P21"><text:span text:style-name="Fuente_20_de_20_párrafo_20_predeter."><text:span text:style-name="T13">find -name “p*” » buscar archivos que empiecen por la letra p</text:span></text:span></text:p>
      <text:p text:style-name="P21"><text:span text:style-name="Fuente_20_de_20_párrafo_20_predeter."><text:span text:style-name="T14">find -iname “p*”» para no diferenciar minusculas de mayusculas</text:span></text:span></text:p>
      <text:p text:style-name="P21"><text:span text:style-name="Fuente_20_de_20_párrafo_20_predeter."><text:span text:style-name="T14">find -user root » para usar archivos del usuario que cuelgan de root</text:span></text:span></text:p>
      <text:p text:style-name="P21"><text:span text:style-name="Fuente_20_de_20_párrafo_20_predeter."><text:span text:style-name="T14">find -group »</text:span></text:span></text:p>
      <text:p text:style-name="P21"><text:span text:style-name="Fuente_20_de_20_párrafo_20_predeter."><text:span text:style-name="T14">find -atime » archivos que fueron accedidos desde ejm: +4 hace </text:span></text:span><text:span text:style-name="Fuente_20_de_20_párrafo_20_predeter."><text:span text:style-name="T15">mas de</text:span></text:span><text:span text:style-name="Fuente_20_de_20_párrafo_20_predeter."><text:span text:style-name="T14">cuatro dias, -4 </text:span></text:span><text:span text:style-name="Fuente_20_de_20_párrafo_20_predeter."><text:span text:style-name="T15">se modifico 4 dias menos que hoy</text:span></text:span><text:span text:style-name="Fuente_20_de_20_párrafo_20_predeter."><text:span text:style-name="T14"> 4 </text:span></text:span><text:span text:style-name="Fuente_20_de_20_párrafo_20_predeter."><text:span text:style-name="T15">dias exactos</text:span></text:span></text:p>
      <text:p text:style-name="P21"><text:span text:style-name="Fuente_20_de_20_párrafo_20_predeter."><text:span text:style-name="T14">find -mtime » para archivos modificados</text:span></text:span></text:p>
      <text:p text:style-name="P21"><text:span text:style-name="Fuente_20_de_20_párrafo_20_predeter."><text:span text:style-name="T15">find -size » se usa G M y k(kilobytes) c(bytes) </text:span></text:span><text:span text:style-name="Fuente_20_de_20_párrafo_20_predeter."><text:span text:style-name="T16">y los + - y nada(exactamente de ese tamaño)</text:span></text:span></text:p>
      <text:p text:style-name="P21"><text:span text:style-name="Fuente_20_de_20_párrafo_20_predeter."><text:span text:style-name="T16">find » por defecto usa una restriccion AND que quiere decir que se tienen que cumplir todos los comandos que ponemos, sino podemos usar tambien OR </text:span></text:span><text:span text:style-name="Fuente_20_de_20_párrafo_20_predeter."><text:span text:style-name="T17">(-o)</text:span></text:span><text:span text:style-name="Fuente_20_de_20_párrafo_20_predeter."><text:span text:style-name="T16">. </text:span></text:span><text:span text:style-name="Fuente_20_de_20_párrafo_20_predeter."><text:span text:style-name="T17">para negar NOT (-not)</text:span></text:span></text:p>
      <text:p text:style-name="P21"><text:span text:style-name="Fuente_20_de_20_párrafo_20_predeter."><text:span text:style-name="T12">find ~ -size -10K -exec ls [] \ » corchetes representan el resultado del comando find, \ indica el final.</text:span></text:span></text:p>
      <text:p text:style-name="P21"><text:span text:style-name="Fuente_20_de_20_párrafo_20_predeter."><text:span text:style-name="T12"/></text:span></text:p>
      <text:p text:style-name="P22"><text:span text:style-name="Fuente_20_de_20_párrafo_20_predeter."><text:span text:style-name="T18">Comando </text:span></text:span><text:span text:style-name="Fuente_20_de_20_párrafo_20_predeter."><text:span text:style-name="T26">tar</text:span></text:span><text:span text:style-name="Fuente_20_de_20_párrafo_20_predeter."><text:span text:style-name="T18">: </text:span></text:span></text:p>
      <text:p text:style-name="P22"><text:span text:style-name="Fuente_20_de_20_párrafo_20_predeter."><text:span text:style-name="T18">c para crear, x para extraer, v para </text:span></text:span><text:span text:style-name="Fuente_20_de_20_párrafo_20_predeter."><text:span text:style-name="T19">ver lo que esta haciendo</text:span></text:span><text:span text:style-name="Fuente_20_de_20_párrafo_20_predeter."><text:span text:style-name="T18">, z para comprimir, t lista o contido dun arquivo </text:span></text:span></text:p>
      <text:p text:style-name="P22"><text:span text:style-name="Fuente_20_de_20_párrafo_20_predeter."><text:span text:style-name="T18">1º va lo que vamos a </text:span></text:span><text:span text:style-name="Fuente_20_de_20_párrafo_20_predeter."><text:span text:style-name="T25">ha</text:span></text:span><text:span text:style-name="Fuente_20_de_20_párrafo_20_predeter."><text:span text:style-name="T18">cer (c,x,v,z,</text:span></text:span><text:span text:style-name="Fuente_20_de_20_párrafo_20_predeter."><text:span text:style-name="T20">t</text:span></text:span><text:span text:style-name="Fuente_20_de_20_párrafo_20_predeter."><text:span text:style-name="T18">) 2º va el destino y 3º va el origen.</text:span></text:span></text:p>
      <text:p text:style-name="P23"><text:span text:style-name="Fuente_20_de_20_párrafo_20_predeter."><text:span text:style-name="T23"/></text:span></text:p>
      <text:p text:style-name="P23"><text:span text:style-name="Fuente_20_de_20_párrafo_20_predeter."><text:span text:style-name="T23">PERMISOS</text:span></text:span></text:p>
      <text:p text:style-name="P23"><text:span text:style-name="Fuente_20_de_20_párrafo_20_predeter."><text:span text:style-name="T23"/></text:span></text:p>
      <text:p text:style-name="P23"><text:span text:style-name="Fuente_20_de_20_párrafo_20_predeter."><text:span text:style-name="T21">Tres niveles de permisos</text:span></text:span></text:p>
      <text:p text:style-name="P23"><text:span text:style-name="Fuente_20_de_20_párrafo_20_predeter."><text:span text:style-name="T21">Usuario, grupo y otros.</text:span></text:span></text:p>
      <text:p text:style-name="P23"><text:span text:style-name="Fuente_20_de_20_párrafo_20_predeter."><text:span text:style-name="T21">Por defecto un fichero pertenece a un usuario o a un grupo. Cu</text:span></text:span><text:span text:style-name="Fuente_20_de_20_párrafo_20_predeter."><text:span text:style-name="T24">an</text:span></text:span><text:span text:style-name="Fuente_20_de_20_párrafo_20_predeter."><text:span text:style-name="T21">do alguien crea un fichero este pertenece al usuario y grupo del que lo creo</text:span></text:span></text:p>
      <text:p text:style-name="P23"><text:span text:style-name="Fuente_20_de_20_párrafo_20_predeter."><text:span text:style-name="T21">O perteneces al grupo o eres de otros.</text:span></text:span></text:p>
      <text:p text:style-name="P23"><text:span text:style-name="Fuente_20_de_20_párrafo_20_predeter."><text:span text:style-name="T21">3 primeros indica que permisos tiene el usuario sobre el archivo, el segundo grupo de 3 indica que permisos tiene la gente que pertenece al grupo profe y el 3º grupo pertenece a others:</text:span></text:span></text:p>
      <text:p text:style-name="P23"><text:span text:style-name="Fuente_20_de_20_párrafo_20_predeter."><text:span text:style-name="T18"><text:s/></text:span></text:span></text:p>
      <text:p text:style-name="P23"><text:span text:style-name="Fuente_20_de_20_párrafo_20_predeter."><text:span text:style-name="T18">_ _ _ </text:span></text:span><text:span text:style-name="Fuente_20_de_20_párrafo_20_predeter."><text:span text:style-name="T21">(Propietario) _ _ _ (grupo) _ _ _ (others)</text:span></text:span></text:p>
      <text:p text:style-name="P23"><text:span text:style-name="Fuente_20_de_20_párrafo_20_predeter."><text:span text:style-name="T21">El orden de los permisos son lectura, escritura y ejecucion (r w x)</text:span></text:span></text:p>
      <text:p text:style-name="P23"><text:span text:style-name="Fuente_20_de_20_párrafo_20_predeter."><text:span text:style-name="T21">A diferencia de windows los permisos siempre van de mas prioridad de izquierda a derecha, </text:span></text:span></text:p>
      <text:p text:style-name="P23"><text:span text:style-name="Fuente_20_de_20_párrafo_20_predeter."><text:span text:style-name="T21">El primer guion que aparece indica lo que es, es decir, si en un directorio un link o lo que sea, despues se cuentan por grupos de 3 para los permisos. (</text:span></text:span><text:span text:style-name="Fuente_20_de_20_párrafo_20_predeter."><text:span text:style-name="T32">los tipos que hay en los apuntes no entra</text:span></text:span><text:span text:style-name="Fuente_20_de_20_párrafo_20_predeter."><text:span text:style-name="T21">)</text:span></text:span></text:p>
      <text:p text:style-name="P23"><text:span text:style-name="Fuente_20_de_20_párrafo_20_predeter."><text:span text:style-name="T21"><text:s/></text:span></text:span><text:span text:style-name="Fuente_20_de_20_párrafo_20_predeter."><text:span text:style-name="T22">Para trabajar con permisos usamos anotacion numerica o anotacion simbolica.</text:span></text:span></text:p>
      <text:p text:style-name="P23"><text:span text:style-name="Fuente_20_de_20_párrafo_20_predeter."><text:span text:style-name="T30"/></text:span></text:p>
      <text:p text:style-name="P23"><text:span text:style-name="Fuente_20_de_20_párrafo_20_predeter."><text:span text:style-name="T30">Con la anotacion numerica si un permiso esta activo se le pone un 1 sino se le da un 0 y despues se colocan los numeros que forman en decimal por grupos de 3. ejemplo:</text:span></text:span></text:p>
      <text:p text:style-name="P23"><text:span text:style-name="Fuente_20_de_20_párrafo_20_predeter."><text:span text:style-name="T22">Para modificar permisos:</text:span></text:span></text:p>
      <text:p text:style-name="P23"><text:span text:style-name="Fuente_20_de_20_párrafo_20_predeter."><text:span text:style-name="T22">colocar uno de r w _ | r _ _ | r _ _</text:span></text:span></text:p>
      <text:p text:style-name="P23"><text:span text:style-name="Fuente_20_de_20_párrafo_20_predeter."><text:span text:style-name="T22"><text:tab/><text:tab/>1 1 0 <text:s text:c="2"/>1 0 0 <text:s/>1 0 0 » 6 | 4 | 4</text:span></text:span></text:p>
      <text:p text:style-name="P23"><text:span text:style-name="Fuente_20_de_20_párrafo_20_predeter."><text:span text:style-name="T27">chmod </text:span></text:span><text:span text:style-name="Fuente_20_de_20_párrafo_20_predeter."><text:span text:style-name="T30">644 <text:s/>nombre del archivo a aplicar el permiso</text:span></text:span></text:p>
      <text:p text:style-name="P23"><text:span text:style-name="Fuente_20_de_20_párrafo_20_predeter."><text:span text:style-name="T30"/></text:span></text:p>
      <text:p text:style-name="P23"><text:span text:style-name="Fuente_20_de_20_párrafo_20_predeter."><text:span text:style-name="T30">Con la anotacion simbolica </text:span></text:span><text:span text:style-name="Fuente_20_de_20_párrafo_20_predeter."><text:span text:style-name="T29">usamos </text:span></text:span><text:span text:style-name="Fuente_20_de_20_párrafo_20_predeter."><text:span text:style-name="T28">a</text:span></text:span><text:span text:style-name="Fuente_20_de_20_párrafo_20_predeter."><text:span text:style-name="T29"> para todos, </text:span></text:span><text:span text:style-name="Fuente_20_de_20_párrafo_20_predeter."><text:span text:style-name="T28">u</text:span></text:span><text:span text:style-name="Fuente_20_de_20_párrafo_20_predeter."><text:span text:style-name="T29"> para user, </text:span></text:span><text:span text:style-name="Fuente_20_de_20_párrafo_20_predeter."><text:span text:style-name="T28">g</text:span></text:span><text:span text:style-name="Fuente_20_de_20_párrafo_20_predeter."><text:span text:style-name="T29"> para group y </text:span></text:span><text:span text:style-name="Fuente_20_de_20_párrafo_20_predeter."><text:span text:style-name="T28">o</text:span></text:span><text:span text:style-name="Fuente_20_de_20_párrafo_20_predeter."><text:span text:style-name="T29"> para others</text:span></text:span></text:p>
      <text:p text:style-name="P23"><text:span text:style-name="Fuente_20_de_20_párrafo_20_predeter."><text:span text:style-name="T29">chmod augo + (engadir) - (restar) = (asignar directametne) rwx </text:span></text:span></text:p>
      <text:p text:style-name="P24"><text:soft-page-break/><text:span text:style-name="Fuente_20_de_20_párrafo_20_predeter."><text:span text:style-name="T31">GESTION DE PERMISOS</text:span></text:span></text:p>
      <text:p text:style-name="P24"><text:span text:style-name="Fuente_20_de_20_párrafo_20_predeter."><text:span text:style-name="T31"/></text:span></text:p>
      <text:p text:style-name="P24"><text:span text:style-name="Fuente_20_de_20_párrafo_20_predeter."><text:span text:style-name="T31">Por defecto para los directorios los permisos base son 0777 y para los archivos son 0666. Como la umask por defecto para los usuarios regulares es 0022, cuando se crea para usuario son 0644 para archivos y 0755 para directorios. </text:span></text:span></text:p>
      <text:p text:style-name="P24"><text:span text:style-name="Fuente_20_de_20_párrafo_20_predeter."><text:span text:style-name="T31"/></text:span></text:p>
      <text:p text:style-name="P24"><text:span text:style-name="Fuente_20_de_20_párrafo_20_predeter."><text:span text:style-name="T3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16:06:06.430000000</meta:creation-date>
    <dc:date>2022-06-16T12:40:25.696000000</dc:date>
    <meta:editing-duration>PT3H19M14S</meta:editing-duration>
    <meta:editing-cycles>17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67" meta:word-count="1021" meta:character-count="5694" meta:non-whitespace-character-count="4702"/>
  </office:meta>
</office:document-meta>
</file>